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bce5" officeooo:paragraph-rsid="000fbce5"/>
    </style:style>
    <style:style style:name="P2" style:family="paragraph" style:parent-style-name="Standard">
      <style:text-properties officeooo:rsid="001b4b17" officeooo:paragraph-rsid="001b4b17"/>
    </style:style>
    <style:style style:name="P3" style:family="paragraph" style:parent-style-name="Standard">
      <style:text-properties officeooo:paragraph-rsid="001b4b17"/>
    </style:style>
    <style:style style:name="P4" style:family="paragraph" style:parent-style-name="Standard">
      <style:text-properties officeooo:rsid="001ca584" officeooo:paragraph-rsid="001ca584"/>
    </style:style>
    <style:style style:name="P5" style:family="paragraph" style:parent-style-name="Standard">
      <style:text-properties officeooo:rsid="002092ad" officeooo:paragraph-rsid="002092ad"/>
    </style:style>
    <style:style style:name="P6" style:family="paragraph" style:parent-style-name="Standard">
      <style:text-properties officeooo:rsid="0023ac2c" officeooo:paragraph-rsid="0023ac2c"/>
    </style:style>
    <style:style style:name="P7" style:family="paragraph" style:parent-style-name="Standard" style:list-style-name="L1">
      <style:text-properties officeooo:rsid="001ce847" officeooo:paragraph-rsid="001ce847"/>
    </style:style>
    <style:style style:name="P8" style:family="paragraph" style:parent-style-name="Standard" style:list-style-name="L1">
      <style:text-properties officeooo:rsid="001ca584" officeooo:paragraph-rsid="001ca584"/>
    </style:style>
    <style:style style:name="P9" style:family="paragraph" style:parent-style-name="Standard" style:list-style-name="L1">
      <style:text-properties officeooo:rsid="001ce063" officeooo:paragraph-rsid="001ce847"/>
    </style:style>
    <style:style style:name="P10" style:family="paragraph" style:parent-style-name="Standard" style:list-style-name="L1">
      <style:text-properties officeooo:rsid="001ce063" officeooo:paragraph-rsid="001ce063"/>
    </style:style>
    <style:style style:name="P11" style:family="paragraph" style:parent-style-name="Standard" style:list-style-name="L1">
      <style:text-properties officeooo:rsid="002092ad" officeooo:paragraph-rsid="002092ad"/>
    </style:style>
    <style:style style:name="P12" style:family="paragraph" style:parent-style-name="Standard" style:list-style-name="L2">
      <style:text-properties officeooo:rsid="002092ad" officeooo:paragraph-rsid="002092ad"/>
    </style:style>
    <style:style style:name="P13" style:family="paragraph" style:parent-style-name="Standard" style:list-style-name="L3">
      <style:text-properties officeooo:rsid="0023ac2c" officeooo:paragraph-rsid="0023ac2c"/>
    </style:style>
    <style:style style:name="P14" style:family="paragraph" style:parent-style-name="Standard" style:list-style-name="L3">
      <style:text-properties officeooo:rsid="00242033" officeooo:paragraph-rsid="00242033"/>
    </style:style>
    <style:style style:name="P15" style:family="paragraph" style:parent-style-name="Standard" style:list-style-name="L3">
      <style:text-properties officeooo:rsid="002488e6" officeooo:paragraph-rsid="002488e6"/>
    </style:style>
    <style:style style:name="P16" style:family="paragraph" style:parent-style-name="Standard" style:list-style-name="L3">
      <style:text-properties officeooo:rsid="0026560f" officeooo:paragraph-rsid="0026560f"/>
    </style:style>
    <style:style style:name="P17" style:family="paragraph" style:parent-style-name="Standard" style:list-style-name="L3">
      <style:text-properties officeooo:rsid="0029ea86" officeooo:paragraph-rsid="0029ea86"/>
    </style:style>
    <style:style style:name="P18" style:family="paragraph" style:parent-style-name="Standard" style:list-style-name="L3">
      <style:text-properties officeooo:rsid="0027f9a8" officeooo:paragraph-rsid="0027f9a8"/>
    </style:style>
    <style:style style:name="T1" style:family="text">
      <style:text-properties officeooo:rsid="0010326f"/>
    </style:style>
    <style:style style:name="T2" style:family="text">
      <style:text-properties officeooo:rsid="0015b728"/>
    </style:style>
    <style:style style:name="T3" style:family="text">
      <style:text-properties officeooo:rsid="001b4b17"/>
    </style:style>
    <style:style style:name="T4" style:family="text">
      <style:text-properties fo:font-style="italic"/>
    </style:style>
    <style:style style:name="T5" style:family="text">
      <style:text-properties fo:font-style="italic" officeooo:rsid="0021734f" style:font-style-asian="italic" style:font-style-complex="italic"/>
    </style:style>
    <style:style style:name="T6" style:family="text">
      <style:text-properties officeooo:rsid="001c8988"/>
    </style:style>
    <style:style style:name="T7" style:family="text">
      <style:text-properties officeooo:rsid="002092ad"/>
    </style:style>
    <style:style style:name="T8" style:family="text">
      <style:text-properties officeooo:rsid="0021734f"/>
    </style:style>
    <style:style style:name="T9" style:family="text">
      <style:text-properties fo:font-style="normal" officeooo:rsid="0021734f" style:font-style-asian="normal" style:font-style-complex="normal"/>
    </style:style>
    <style:style style:name="T10" style:family="text">
      <style:text-properties officeooo:rsid="002488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volené téma: Strukturovaný slovník pro e-sportové tituly</text:p>
      <text:p text:style-name="P1"/>
      <text:p text:style-name="P1">Vysvětlení: Jakožto e-sport, neboli elektronický sport se berou počítačové hry, jejichž design, koncept, celkové herní mechaniky a jejich vybalancování umožňují hráčům účastnit se férové soutěžě <text:span text:style-name="T2">mezi sebou</text:span> a hrát proti sobě nezaujaté zápasy na všech úrovních, zejména však na turnajích nejvyšších úrovní, umožňující pořádání turnajů.</text:p>
      <text:p text:style-name="P1">Spousta lidí tvrdí, že e-sport se nemůže nazývat regulérním sportem <text:span text:style-name="T3">(1)(2)</text:span>, protože se u něho nevyvýjí fyzické aktivita. Tímto si dovolím oponovat. </text:p>
      <text:p text:style-name="P1">Sport jako takový vznikl jako vojenská volnočasová aktivita, která měla sloužit jakožto příprava na reálný boj. Viz antická olympiáda. <text:span text:style-name="T1">Základem sportu tedy není fyzická aktivita, ale příprava na boj. Stejně tak jsou dnes jako vrcholový sport brány šachy, které vznikly ve starověké Indii (3) jakožto základ pro taktickou přípravu bitev, mi koncepce kompetitivní střílečky, simulující práci speciálních <text:s/>jednotek při zásahu (viz Rainbow Six Siege) přijde k původní definici sportu více než třeba bowling, nebo moderní fotbal. Čímž neříkám, že hraní her jako sport je “víc” sportem, než jakýkoliv z moderních sportů (snad s čestnou vyjímkou pětiboje, různých střeleckých disciplín a kontaktních bojových sportů), navrhuji pouhou změnu paradigmatu, která by rozšiřovala pohled na sport a neomezovala se pouze na jeho fyzickou stránku. </text:span></text:p>
      <text:p text:style-name="P1"/>
      <text:p text:style-name="P3"><text:span text:style-name="T3">(1) </text:span>Esports is not a real sport - or is it? <text:span text:style-name="T4">DW: Made for minds</text:span> [online]. Bonn: DW [cit. 2019-11-15]. Dostupné z: <text:a xlink:type="simple" xlink:href="https://www.dw.com/en/esports-is-not-a-real-sport-or-is-it/a-50187845" text:style-name="Internet_20_link" text:visited-style-name="Visited_20_Internet_20_Link">https://www.dw.com/en/esports-is-not-a-real-sport-or-is-it/a-50187845</text:a></text:p>
      <text:p text:style-name="P3"><text:span text:style-name="T3">(2)</text:span>E-esports are not sports. <text:span text:style-name="T4">Sport, ethics and philosophy</text:span> [online]. 2018, (1), 3-18 [cit. 2019-11-15]. Dostupné z: <text:a xlink:type="simple" xlink:href="https://www.tandfonline.com/doi/full/10.1080/17511321.2018.1489419?scroll=top&amp;needAccess=true" text:style-name="Internet_20_link" text:visited-style-name="Visited_20_Internet_20_Link">https://www.tandfonline.com/doi/full/10.1080/17511321.2018.1489419?scroll=top&amp;needAccess=true</text:a></text:p>
      <text:p text:style-name="P3"><text:span text:style-name="T6">(3)</text:span>History of chess. In: <text:span text:style-name="T4">Wikipedia: the free encyclopedia</text:span> [online]. San Francisco (CA): Wikimedia Foundation, 2001- [cit. 2019-11-15]. Dostupné z: <text:a xlink:type="simple" xlink:href="https://en.wikipedia.org/wiki/History_of_chess" text:style-name="Internet_20_link" text:visited-style-name="Visited_20_Internet_20_Link">https://en.wikipedia.org/wiki/History_of_chess</text:a></text:p>
      <text:p text:style-name="P3"/>
      <text:p text:style-name="P4">Pojmy: </text:p>
      <text:list xml:id="list1187964671" text:style-name="L1">
        <text:list-item>
          <text:p text:style-name="P7">Žánr</text:p>
        </text:list-item>
        <text:list-item>
          <text:p text:style-name="P8">Real – Time Strategie (RTS)</text:p>
        </text:list-item>
        <text:list-item>
          <text:p text:style-name="P8">Střílečky z pohledu první osoby (FPS)</text:p>
        </text:list-item>
        <text:list-item>
          <text:p text:style-name="P8">Battle Royal</text:p>
        </text:list-item>
        <text:list-item>
          <text:p text:style-name="P8">MOBA</text:p>
        </text:list-item>
        <text:list-item>
          <text:p text:style-name="P7">Fighting games</text:p>
        </text:list-item>
        <text:list-item>
          <text:p text:style-name="P9">Sportovní simulace</text:p>
        </text:list-item>
        <text:list-item>
          <text:p text:style-name="P9"><text:span text:style-name="T7">Sběratelské karetní hry</text:span> </text:p>
        </text:list-item>
        <text:list-item>
          <text:p text:style-name="P10">Platforma </text:p>
        </text:list-item>
        <text:list-item>
          <text:p text:style-name="P7">Komun<text:span text:style-name="T7">ita</text:span></text:p>
        </text:list-item>
        <text:list-item>
          <text:p text:style-name="P7">Týmy</text:p>
        </text:list-item>
        <text:list-item>
          <text:p text:style-name="P7">Divize</text:p>
        </text:list-item>
        <text:list-item>
          <text:p text:style-name="P11">Turnaje</text:p>
        </text:list-item>
      </text:list>
      <text:p text:style-name="P5">Zdroje: </text:p>
      <text:p text:style-name="P5"/>
      <text:list xml:id="list1854577450" text:style-name="L2">
        <text:list-item>
          <text:p text:style-name="P12"><text:span text:style-name="T4">ESLGaming</text:span> [online]. Katowice, Polsko: ESL, 2019 [cit. 2019-11-15]. Dostupné z: <text:a xlink:type="simple" xlink:href="https://www.eslgaming.com/" text:style-name="Internet_20_link" text:visited-style-name="Visited_20_Internet_20_Link">https://www.eslgaming.com/</text:a> (turnaje, týmy)</text:p>
        </text:list-item>
        <text:list-item>
          <text:p text:style-name="P12"><text:span text:style-name="T4">Czech Arcade</text:span> [online]. Praha: Medium, 2019 [cit. 2019-11-15]. Dostupné z: <text:a xlink:type="simple" xlink:href="https://czecharcade.com/" text:style-name="Internet_20_link" text:visited-style-name="Visited_20_Internet_20_Link">https://czecharcade.com/</text:a> (Komunita, Fighting games)</text:p>
        </text:list-item>
        <text:list-item>
          <text:p text:style-name="P12"><text:span text:style-name="T4">Liquidpedia: The esports wiki</text:span> [online]. Team Liquid, 2019 [cit. 2019-11-15]. Dostupné z:<text:a xlink:type="simple" xlink:href="https://liquipedia.net/" text:style-name="Internet_20_link" text:visited-style-name="Visited_20_Internet_20_Link">https://liquipedia.net/</text:a> (Žánr: Real time strategie, MOBA, Fighting games, Sportovní simulace, Karetní hry, <text:span text:style-name="T8">Týmy, divize, turnaje, </text:span><text:span text:style-name="T5">novinky</text:span><text:span text:style-name="T9">)</text:span></text:p>
        </text:list-item>
      </text:list>
      <text:p text:style-name="P6">Osnova: </text:p>
      <text:list xml:id="list3700111291" text:style-name="L3">
        <text:list-item>
          <text:p text:style-name="P13">Co se bude organizovat? </text:p>
          <text:list>
            <text:list-item>
              <text:p text:style-name="P13">Počítačové hry, které se hrají jako e-sportovní tituly</text:p>
            </text:list-item>
            <text:list-item>
              <text:p text:style-name="P13"><text:soft-page-break/>Stylem jeden titul = jeden zpracovaný záznam <text:span text:style-name="T10">(základní jednotkou je provedení)</text:span></text:p>
            </text:list-item>
          </text:list>
        </text:list-item>
        <text:list-item>
          <text:p text:style-name="P13">K čemu to bude sloužit? </text:p>
          <text:list>
            <text:list-item>
              <text:p text:style-name="P13">Potenciálně k integraci na nějakou e-sport wiki (viz Liquidpedia), případně pro nějaký turnajový portál, např PlayZone</text:p>
            </text:list-item>
            <text:list-item>
              <text:p text:style-name="P13">Organizace bude poskytovat informace o jednotilvých titulech z hlediska podporovaných platforem (PC, Mac, Linux, PlayStation, Xbox, Nintendo...), aktivity(esport, komunitně udržovaný, již není esportem). Chci dalším hráčům a fanouškům e-sportových her pomoci najít nové tituly, případně propojit již existující komunity s novými hráči. </text:p>
            </text:list-item>
          </text:list>
        </text:list-item>
        <text:list-item>
          <text:p text:style-name="P13">Jak moc se bude organizovat</text:p>
          <text:list>
            <text:list-item>
              <text:p text:style-name="P14">Ke každému titulu budou přidaná metadata (viz o bod výše) </text:p>
            </text:list-item>
            <text:list-item>
              <text:p text:style-name="P15">Popsáno to bude (viz výše)</text:p>
            </text:list-item>
          </text:list>
        </text:list-item>
        <text:list-item>
          <text:p text:style-name="P15">Kdy?</text:p>
          <text:list>
            <text:list-item>
              <text:p text:style-name="P16">Uvedeny budou tituly, které již vyšly a byly/jsou v aktivní distribuci, případně tituly těsně před vydáním (Legends of Runeterra)</text:p>
            </text:list-item>
          </text:list>
        </text:list-item>
        <text:list-item>
          <text:p text:style-name="P17">Kdo?</text:p>
          <text:list>
            <text:list-item>
              <text:p text:style-name="P18">Uživateli systému budou soutěživí hráči, kteří chtějí vyhledat podrobnosti o svých oblíbených herních titulech/potenciálních nových titulech, které by mohly začít hrát. </text:p>
            </text:list-item>
          </text:list>
        </text:list-item>
      </text:list>
      <text:p text:style-name="P5"/>
      <text:p text:style-name="P3"/>
      <text:p text:style-name="P2"/>
      <text:p text:style-name="P1"/>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15T15:38:13.750728584</meta:creation-date>
    <dc:date>2019-11-30T20:01:57.238444418</dc:date>
    <meta:editing-duration>PT1H12M54S</meta:editing-duration>
    <meta:editing-cycles>26</meta:editing-cycles>
    <meta:generator>LibreOffice/6.3.3.2.0$Linux_X86_64 LibreOffice_project/30$Build-2</meta:generator>
    <meta:document-statistic meta:table-count="0" meta:image-count="0" meta:object-count="0" meta:page-count="2" meta:paragraph-count="39" meta:word-count="515" meta:character-count="3703" meta:non-whitespace-character-count="3242"/>
  </office:meta>
</office:document-meta>
</file>